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 style:font-size-asian="12pt" style:language-asian="pl" style:country-asian="PL" style:font-name-complex="Times New Roman" style:font-size-complex="12pt"/>
    </style:style>
    <style:style style:name="T2" style:family="text">
      <style:text-properties fo:font-size="12pt" fo:font-weight="bold" style:font-name-asian="Times New Roman" style:font-size-asian="12pt" style:language-asian="pl" style:country-asian="PL" style:font-weight-asian="bold" style:font-name-complex="Times New Roman"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2 listopada 1995 r.</text:span></text:p>
      <text:p text:style-name="P1"><text:span text:style-name="T2">Wiceprezes Rady Ministrów Minister Finansów Grzegorz Kołodko:</text:span></text:p>
      <text:p text:style-name="P1"><text:span text:style-name="T1">    Panie Marszałku! Panie Premierze! Wysoka Izbo! Rząd Rzeczypospolitej Polskiej kierowany przez pana premiera Józefa Oleksego ma zaszczyt przedstawić Wysokiej Izbie przesłany ponad trzy tygodnie temu projekt ustawy: budżet państwa na rok 1996.</text:span></text:p>
      <text:p text:style-name="P1"><text:span text:style-name="T1">    Jest to budżet trzeciego roku realizacji ˝Strategii dla Polski˝. Pragnęlibyśmy, aby po krytycznej ocenie i ewentualnej akceptacji W</text:span><text:bookmark text:name="_GoBack"/><text:span text:style-name="T1">ysokiej Izby, po poprawkach, uzupełnieniach, zmianach i udoskonaleniach dobrze służył on polskiemu społeczeństwu i polskiej gospodarce na naszej drodze do integracji europejskiej, do poprawy warunków pracy i życia polskiego społeczeństwa.</text:span></text:p>
      <text:p text:style-name="P1"><text:span text:style-name="T1">    Jest to budżet, który został wypracowany w bardzo intensywnym kontakcie z wieloma grupami społecznymi, z partnerami społecznymi, a także z wieloma posłankami i posłami. Chcieliśmy w ten sposób antycypować - na tyle, na ile było to możliwe - krytyczne oceny, które mogą zrodzić się w dalszych pracach, a także uwzględnić te z postulatów różnych środowisk, regionów - prezentowanych z merytorycznie argumentowanych punktów widzenia - które w trakcie debaty budżetowej, trwającej już od jakiegoś czasu w naszym państwie, mogą się pojawić.</text:span></text:p>
      <text:p text:style-name="P1"><text:span text:style-name="T1">    Budżet ten trzeba widzieć w dłuższym horyzoncie czasowym, w roku 1996 nic bowiem ani się nie rozpocznie, ani się nie zakończy, jeśli chodzi o procesy gospodarcze, o procesy finansowe i o procesy społeczne uwarunkowane i sprzężone z procesami gospodarczymi i finansowymi. Występuje przecież ciągłość zarówno w odniesieniu do zjawisk korzystnych, których liczba w polskiej gospodarce wzrasta, jak i problemów i zjawisk niekorzystnych, których wciąż nam nie brakuje. </text:span></text:p>
      <text:p text:style-name="P1"><text:span text:style-name="T1">    Przyjmując taki punkt widzenia, rząd premiera Oleksego patrzy na projekt budżetu państwa na rok 1996 jako na instrument realizacji ważkich celów społecznych i gospodarczych, które chcielibyśmy w jak największym stopniu, pomimo oporu materii, zrealizować. Chcielibyśmy, aby w ten sposób kontynuowana była rynkowa transformacja polskiej gospodarki, rozwój instytucji partnerstwa społecznego, poprawa warunków pracy i życia całego polskiego społeczeństwa, by następowało obejmowanie jak najszerszych, kolejnych jego kręgów pojawiającymi się już owocami wysiłku transformacyjnego i pracy wszystkich Polaków na przestrzeni ostatnich lat, a nie tylko roku 1996. W tym roku pojawiać się będą nie tylko kolejne efekty tego wieloletniego wysiłku, ale także kolejne problemy, które chcielibyśmy przezwyciężyć.</text:span></text:p>
      <text:p text:style-name="P1"><text:span text:style-name="T1">    Budżet roku 1996 ma sześć wyraźnych cech. Po pierwsze, jest to budżet wzrostu gospodarczego, po drugie, jest to budżet stabilizacji ekonomicznej, po trzecie, jest to budżet reform rynkowych, po czwarte, jest to budżet preferencji społecznych, po piąte, jest to budżet przełomu finansowego, po szóste, jest to - a przynajmniej może być, zależy to także od Wysokiej Izby - budżet kompromisu politycznego.</text:span></text:p>
      <text:p text:style-name="P1"><text:span text:style-name="T1">    Jest to budżet wzrostu gospodarczego, został bowiem zbudowany na ścieżce dynamicznego wzrostu, który jest obserwowany w polskiej gospodarce od pewnego czasu. Tę ścieżkę ma wydłużyć, tendencję wzrostu ma wzmocnić.</text:span></text:p>
      <text:p text:style-name="P1"><text:span text:style-name="T1">    Po wzroście produktu krajowego brutto, tego najbardziej syntetycznego miernika postępu gospodarczego, o 5,2% w ujęciu realnym, a więc po wyeliminowaniu skutków inflacji w roku 1994, w tym roku społeczeństwo polskie odnotowuje największą dynamikę nie tylko w obszarze transformowanych gospodarek pokomunistycznych, ale w całej Europie, jak szacujemy - o 6,5%. Tę wysoką dynamikę zamierzamy utrzymać w roku przyszłym, kiedy to według założeń budżetu produkt krajowy brutto powinien zwiększyć się realnie, a więc po wyeliminowaniu </text:span><text:soft-page-break/><text:span text:style-name="T1">skutków inflacji, o 5,5%. Już w tym roku Polska jako jedyny kraj naszego transformowanego regionu odzyskała poziom produkcji z roku 1989, po załamaniu transformacyjnym początku lat dziewięćdziesiątych. Przy czym, co pragnę podkreślić, nieważny jest w tym przypadku poziom, ale struktura; zupełnie bowiem odmienna jest struktura produkcji polskiego przemysłu i rolnictwa, zupełnie inna jest struktura produktu krajowego brutto. Jest on zdecydowanie bardziej konkurencyjny w ujęciu międzynarodowym, następuje bowiem proces włączania polskiej gospodarki do układu europejskiej gospodarki i do układu gospodarki globalnej.</text:span></text:p>
      <text:p text:style-name="P1"><text:span text:style-name="T1">    Ten wzrost gospodarczy, na którym chcemy zbudować budżet i proporcje jego podziału, jest głównie funkcją wzrostu produkcji eksportowej oraz wzrostu inwestycji. Najszybciej bowiem ze strumieni realnych zwiększyć się w przyszłym roku ponownie ma eksport, który po wzroście, licząc w dolarach, o 24% w roku 1994 i o ponad 30% - jak można dzisiaj, na 40 dni przed końcem roku szacować - w roku 1995, w roku przyszłym, licząc też w dolarach, tym bowiem tutaj posługujemy się miernikiem, zwiększyć się ma o 16%. Import z kolei zwiększyć ma się o 13,6%, choć jak ostatecznie ukształtują się te strumienie, te prognozy czy te założenia, bowiem są obarczone określonym współczynnikiem niepewności i ryzyka, zadecyduje współgranie rządowej polityki budżetowej z polityką monetarną, a zwłaszcza kursową i stóp procentowych niezależnego banku centralnego. Występuje bowiem pewien dylemat, jeden z trudniejszych dylematów w tej fazie polityki stabilizacji wzrostu, polegającej na odpowiednim skomponowaniu instrumentów polityki monetarnej, a mianowicie ceny pieniądza krajowego w przyszłości, czyli stóp procentowych, z ceną pieniądza zagranicznego, czyli kursem walutowym. Dylemat ten sprowadza się do pewnej sprzeczności, przynajmniej w okresie krótkim, jakim jest rok budżetowy, pomiędzy konkurencyjnymi celami: celem antyinflacyjnym i celem podtrzymywania wzrostu gospodarczego ciągnionego głównie przez eksport. Utrzymywanie poprzez kurs opłacalności produkcji wśród wielu naszych eksporterów powoduje równocześnie opłacalność krótkoterminowych inwestycji portfelowych ze strony kapitału zagranicznego, co poprzez system skupowania od banków komercyjnych dewiz przez bank centralny jest źródłem dodatkowej podaży pieniądza, która nie jest neutralizowana dodatkową podażą dóbr i usług, i w ten sposób wzrasta presja mechanizmu inflacji popytowej. Proponujemy jednakże wraz z bankiem centralnym takie ustawienie parametrów polityki budżetowej i polityki monetarnej, aby utrzymać wysokie tempo wzrostu eksportu coraz bardziej konkurencyjnych polskich przemysłów, aby w ślad za tym szedł do góry dochód narodowy mierzony produktem krajowym brutto, jak powiedziałem, realnie o ok. 5,5%.</text:span></text:p>
      <text:p text:style-name="P1"><text:span text:style-name="T1">    Jeśli chodzi o inwestycje, drugi podstawowy czynnik prorozwojowy, prowzrostowy, to przyjmujemy, że zwiększą się one w roku przyszłym o 8,5% realnie, a więc ok. 1,5-krotnie szybciej, zgodnie z linią ˝Strategii dla Polski˝, niż rośnie ogólnie produkt krajowy brutto. Tak samo o 8,5% realnie ma zwiększyć się produkcja przemysłu, działu, który wciąż w podstawowym stopniu tworzy nasz dochód narodowy. Na tym tle rośnie także konsumpcja; ale, zważywszy na absorpcję produktu krajowego brutto, na to, że większa część przyrostu przeznaczona jest na inwestycje po to, żeby podtrzymywać tendencje rozwojowe w dłuższej perspektywie, wykraczającej poza rok 1996, wykraczającej wręcz poza rok 2000, konsumpcja rośnie o tylko albo aż - a już na pewno ˝aż˝ na tle lat poprzednich czy standardów międzynarodowych - o 4,5% w ujęciu realnym, przy czym w szczególności ma się zwiększać konsumpcja finansowana z dochodów osobistych, tak zwana konsumpcja prywatna, ale zwiększają się także nakłady na konsumpcję finansowaną ze społecznych funduszy, </text:span><text:soft-page-break/><text:span text:style-name="T1">w tym zwłaszcza z budżetu państwa, o którym Wysoka Izba będzie dzisiaj i w następnych tygodniach rozmawiać i debatować. </text:span></text:p>
      <text:p text:style-name="P1"><text:span text:style-name="T1">    Jest to także budżet wzrostu gwarantujący przyrost dochodów realnych sektora gospodarstw domowych - wszystkich gospodarstw domowych w Polsce, jeśli chodzi o ich grupy. Zakładamy bowiem przeciętny wzrost płac realnych w gospodarce o 3,3%, z wyraźną preferencją dla pracowników sektora usług społecznych, nazywanych budżetówką. Preferencja ta bierze się ze świadomych decyzji politycznych, które - także wsłuchując się w postulaty zgłaszane w tej sali - rząd premiera Oleksego podjął i sformułował, realizując je także w roku bieżącym. Chcemy to kontynuować w roku przyszłym. </text:span></text:p>
      <text:p text:style-name="P1"><text:span text:style-name="T1">    Przyjmujemy, porozumiewając się w tej sprawie z partnerami społecznymi na forum Komisji Trójstronnej, że płace pracowników sfery budżetowej w przyszłym roku zwiększą się o 5,5 punkta procentowego powyżej rzeczywistej inflacji, której poziom będzie niższy niż w tym roku. Oznacza to zatem wzrost przeciętnej płacy realnej o 4,8%. Wraz z analogicznym wzrostem w roku 1995, w sumie w latach 1995-1996 przeciętna płaca realna pracowników sfery budżetowej, tej 2,5-milionowej rzeszy osób tam pracujących i z tego żyjących - ale także świadczących za te środki z budżetu coraz lepszy poziom usług w zakresie nauki, oświaty, kultury, ochrony zdrowia, naszego bezpieczeństwa, obsługiwania administracyjnego - rośnie o blisko 10%, dokładnie o 9,8% w ujęciu realnym. </text:span></text:p>
      <text:p text:style-name="P1"><text:span text:style-name="T1">    Rosnąć także będą realnie przeciętne emerytury, tak pracownicze, jak i rolnicze, tak dla ludności cywilnej, jak i dla służb mundurowych. W wyniku ustawowych decyzji Wysokiej Izby, które zostały usankcjonowane wczorajszym orzeczeniem Trybunału Konstytucyjnego, gwarantujemy - przy bardzo istotnych dopłatach do systemu ubezpieczeń społecznych, dochodzących do stu kilkudziesięciu bilionów złotych - wzrost realnego poziomu rent i emerytur dla naszych emerytów i rencistów w roku przyszłym. Jeśli chodzi o grupę pracowniczą - realnie o 2,5%, wraz z emeryturami i rentami mundurowymi - o 2,7%, jeśli chodzi o emerytów i rencistów rolniczych - analogicznie o 2,5%. </text:span></text:p>
      <text:p text:style-name="P1"><text:span text:style-name="T1">    Budżet zapewnia i gwarantuje środki na dopłaty do niefinansującego się samego z siebie systemu ubezpieczeń społecznych, zarówno odnośnie do pracowniczych, jak i rolniczych rent i emerytur, a więc i w przypadku FUS, i w przypadku KRUS. Są środki i są gwarancje dla ponaddziewięciomilionowej grupy naszych emerytów i rencistów, że rok 1995 będzie kolejnym rokiem poprawy ich sytuacji materialnej na taką skalę, jaką państwo polskie w tej chwili poprzez swój budżet jest w stanie zagwarantować, przy równoczesnym niefinansowaniu inflacyjnego przyrostu, gdyż obróciłoby się to przede wszystkim i w pierwszej kolejności przeciwko samym emerytom i rencistom. Te rozwiązania, które wchodzą w roku przyszłym, jeśli zostaną wsparte budżetem, bo taka będzie wola Wysokiej Izby, dobrze będą służyły także emerytom i rencistom.</text:span></text:p>
      <text:p text:style-name="P1"><text:span text:style-name="T1">    A więc jest to budżet wzrostu gospodarczego, jeszcze raz na ścieżce wzrostu, jest bowiem tak zbudowany i proporcje makrofinansowe są tak zaplanowane, tak zarysowane, aby tendencje do wzrostu wzmocniły się jeszcze w roku przyszłym, abyśmy mogli już z całą pewnością powiedzieć, że w Polsce mamy nie tylko najszybsze tempo wzrostu gospodarczego w Europie, w wyniku postępu transformacji systemowej, ale także że wzrost ten ma charakter trwały i zrównoważony.</text:span></text:p>
      <text:p text:style-name="P1"><text:span text:style-name="T1">    Drugą cechą budżetu jest stabilizacja ekonomiczna. Wyraża się ona przede wszystkim w naszym dążeniu do utrzymywania deficytu budżetu państwa na takim poziomie, który umożliwia realizację naszych celów antyinflacyjnych i nie nakłada na barki przyszłych pokoleń nadmiernych obciążeń długiem publicznym.</text:span></text:p>
      <text:p text:style-name="P1"><text:soft-page-break/><text:span text:style-name="T1">    Deficyt budżetu państwa w roku bieżącym nie powinien przekroczyć 3%, podobnie jak działo się to już w latach 1993 i 1994. W roku 1996 rząd proponuje przyjąć deficyt w wysokości 2,8% w stosunku do produktu krajowego brutto, co - licząc produkt krajowy brutto na poziomie trzech tysięcy trzystu kilkudziesięciu bilionów zł - oznacza 95 bln starych złotych albo 9,5 mld nowych złotych. Taki bowiem poziom deficytu jest maksymalnie w naszym przekonaniu dopuszczalny, jeśli chcemy - a chcemy - obniżyć poziom inflacji w roku przyszłym, licząc grudzień do grudnia, nie więcej niż do 17%. Ten deficyt 95 bln zł finansowany jest zasadniczo w sposób bezinflacyjny, w tym sensie, że nie uciekamy się do takiej metody - jak bywało w latach dawniejszych - jak monetyzacja deficytu budżetowego, polegająca na sięganiu do kredytu banku centralnego i finansowaniu tego z dodatkowej emisji pieniądza, co w języku popularnym czy publicystycznym niekiedy określa się jako drukowanie pieniędzy. Nie na tym polega polityka stabilizacyjna i polityka wzrostu rządu premiera Oleksego, lecz na twardym finansowaniu na ścieżce wzrostu gospodarczego potrzeb polskiego społeczeństwa i potrzeb polskiej gospodarki - po to, aby się ona bardziej rozwijała w przyszłości.</text:span></text:p>
      <text:p text:style-name="P1"><text:span text:style-name="T1">    Ujemne jest finansowanie zagraniczne, dlatego że Polska obsługuje dług zagraniczny; dług ten bowiem spoczywa na Polsce i nie ma i nie będzie innego sposobu jego obsługi, jak tylko poprzez wspólny nasz wysiłek, jest to bowiem dług państwa polskiego - bez względu na to, w jaki sposób on powstawał, w jaki sposób on narastał. Jesteśmy już nie tylko w sferze negatywnych skutków czy skutków negatywnych procesów odnośnie do narastania zadłużenia w latach poprzednich, ale jesteśmy także w sferze pozytywnych skutków wypracowanych przez reformatorskie rządy po roku 1989, w tym porozumienia podpisanego z Klubem Paryskim jeszcze za czasów rządu pana premiera Bieleckiego, a także porozumienia z Klubem Londyńskim podpisanego przez rząd obecnej koalicji rok i dwa miesiące temu.</text:span></text:p>
      <text:p text:style-name="P1"><text:span text:style-name="T1">    Polska w pełni, jako wiarygodny partner i państwo wiarygodne we współczesnym świecie, obsługuje i będzie obsługiwała także w roku 1996 i następnych latach wszystkie swoje zewnętrzne zobowiązania finansowe nie tylko dlatego, że musimy, nie tylko dlatego, że tak trzeba, nie tylko dlatego, że nas już teraz na to stać - ale także dlatego, że to jest korzystne dla polskiego społeczeństwa i polskiej gospodarki, jeśli potrafi się wydłużyć perspektywę nie tylko wstecz, ale także do przodu. Pamięcią bowiem powinniśmy sięgać wiele lat wstecz, gdyż niekiedy tam są powody dzisiejszych trudności, ale powinniśmy także wybiegać w przyszłość dalej niż jeden rok budżetowy, dlatego że tylko w ten sposób można pewne wielkie problemy, jak na przykład zadłużenie polskiego państwa, społeczeństwa i gospodarki, rozwiązać.</text:span></text:p>
      <text:p text:style-name="P1"><text:span text:style-name="T1">    Na tym tle w roku przyszłym mamy ujemne finansowanie zagraniczne w wysokości 20 bln starych złotych. Jeśli dodamy to do deficytu, który proponujemy w wysokości 95 bln, wyniesie to razem 115 bln zł, z czego tzw. finansowanie pozabankowe - poprzez sprzedaż rządowych papierów wartościowych przedsiębiorstwom, firmom, gospodarstwom domowym, a także funduszom powierniczym czy innego typu inwestorom instytucjonalnym - wynosi 30 bln zł. 85 bln zł wobec tego - jeśli taką Wysoka Izba uchwali proporcję - trzeba będzie pożyczyć i sfinansować w sektorze bankowym - w naszych bankach komercyjnych, poza bankiem centralnym.</text:span></text:p>
      <text:p text:style-name="P1"><text:span text:style-name="T1">    Tutaj pojawia się kolejny dylemat polityki makroekonomicznej, ogniskujący się także w naszym wspólnym budżecie, a mianowicie konkurencyjność na rynku o kredyt pomiędzy sektorem przedsiębiorstw, które powinny pożyczać, po to żeby opłacalnie zainwestować, po to żeby rosła produkcja, zatrudnienie i dochody realne ludności także w przyszłości, a potrzebami rządu, który musi pożyczyć, bo Wysoka Izba uchwala budżet z deficytem i trzeba go sfinansować w ten właśnie sposób. W </text:span><text:soft-page-break/><text:span text:style-name="T1">ekonomii nazywamy to zjawisko efektem wypychania albo efektem wypierania. Staramy się tę politykę prowadzić w ten sposób, aby osłabiać siłę działania tego efektu i nie wypierać bądź wypychać sektora przedsiębiorstw - zarówno prywatnych, jak i publicznych - z rynku kredytowego, aby w ślad za spadającymi - i coraz niższą inflacją - stopami procentowymi przedsiębiorstwa mogły, chciały pożyczać i inwestować, dlatego że im się to będzie opłacało. Takie więc proporcje proponujemy także w tym budżecie.</text:span></text:p>
      <text:p text:style-name="P1"><text:span text:style-name="T1">    Jest to budżet stabilizacji ekonomicznej także dlatego, że oczekujemy dalszego odczuwalnego postępu w walce z inflacją, która w sferze gospodarczej cały czas jawi się jednak jako wróg publiczny nr 1. Za olbrzymie uważam osiągnięcie polskiej gospodarki, polskiego społeczeństwa, polegające na tym, że między grudniem 1993 r., kiedy przygotowywano pierwszy budżet pod rządami koalicji SLD-PSL, kiedy to inflacja wynosiła 37,7%, a nadchodzącym grudniem tego roku inflacja obniży się aż o 15 punktów procentowych. Dzisiaj bowiem możemy przewidywać, że w końcu roku inflacja wyniesie około 22,7%. Jest to zarazem o około 7 punktów mniej niż rok temu, kiedy to w grudniu 1994 r. wynosiła jeszcze 29,5%.</text:span></text:p>
      <text:p text:style-name="P1"><text:span text:style-name="T1">    Postęp ze schodzeniem z inflacją w dół o 15 punktów procentowych w czasie 2 lat, kiedy równocześnie produkt krajowy brutto ciągniony przez eksport rośnie realnie aż około 13%, jest znaczącym sukcesem polskiego społeczeństwa i polskiej gospodarki. Dowodzi on słuszności tego kierunku przekształceń ustrojowych, który w ramach trudnej transformacji systemowej realizujemy. Tę linię pragniemy kontynuować w roku przyszłym, a ma jej także służyć budżet na rok przyszły. Jeśli będzie on dobrze zrealizowany, sprowadzi inflację, licząc grudzień do grudnia, do nie więcej niż 17%, a licząc przeciętnie rok do roku, uwzględniając także skutki przechodzące z roku bieżącego, do 19,8%.</text:span></text:p>
      <text:p text:style-name="P1"><text:span text:style-name="T1">    Cel ten jest kreślony mniej śmiało, niż był nakreślony na ten rok. Nastąpiły bowiem w tym roku pewne odchylenia inflacji in plus od zakładanego celu. Nastąpiły jednak także odchylenia in plus, a jedno z drugim się bardzo wyraźnie łączy, w zakresie eksportu, inwestycji, produkcji i zatrudnienia. Wyższa bowiem nieco, niż zakładaliśmy w tym roku, jest nie tylko inflacja, ale większe jest również tempo wzrostu - o czym się mniej mówi - eksportu, produkcji, inwestycji, a także produktu krajowego brutto, wyższy jest także poziom zatrudnienia.</text:span></text:p>
      <text:p text:style-name="P1"><text:span text:style-name="T1">    Dzisiaj w Polsce jest około 250 tys. więcej miejsc pracy, i to częstokroć nowych, nowoczesnych, konkurencyjnych międzynarodowo, powstających przede wszystkim w sektorze prywatnym, co jest także efektem konsekwentnej realizacji linii stabilizacji i wzrostu. Chcielibyśmy, żeby w roku przyszłym tych miejsc pracy było więcej o następne około 270 tys. Jeśli zatem w latach 1995 i 1996 w wyniku takiej polityki udaje się zapewnić ponadpółmilionowej rzeszy naszych rodaków lepiej płatne niż poprzednio miejsca pracy, jest to dowodem słuszności polityki ukierunkowanej równocześnie na stabilizację i wzrost, polityki, która próbuje realizować jeden cel nie kosztem drugiego, tylko w kompozycji jednego celu z drugim. </text:span></text:p>
      <text:p text:style-name="P1"><text:span text:style-name="T1">    Ten cel antyinflacyjny, cel stabilizacji ekonomicznej, musi być także postrzegany w kontekście współdziałania pomiędzy władzami fiskalnymi czy budżetowymi a monetarnymi albo, mówiąc bardziej precyzyjnie, pomiędzy rządem a bankiem centralnym państwa, pomiędzy Radą Ministrów i ministrem finansów a Narodowym Bankiem Polskim.</text:span></text:p>
      <text:p text:style-name="P1"><text:span text:style-name="T1">    W założeniach polityki pieniężnej w roku przyszłym przewiduje się inflację na poziomie nie 17%, a 19-22%. Naszego rządu nie interesują prognozy banku centralnego. Rząd oczekuje od niezależnego banku centralnego państwa sformułowania ostrego celu antyinflacyjnego i posłużenia się przez ten bank </text:span><text:soft-page-break/><text:span text:style-name="T1">będącymi w jego dyspozycji instrumentami, zwłaszcza dotyczącymi polityki kursowej i procentowej, a także operacji otwartego rynku. Chodzi o posłużenie się tymi instrumentami w taki sposób, żeby nie tylko zrealizować cel antyinflacyjny, który zakłada rząd, ale być może w tej krucjacie antyinflacyjnej pójść jeszcze dalej.</text:span></text:p>
      <text:p text:style-name="P1"><text:span text:style-name="T1">    Nie jest bowiem domeną banku centralnego formułowanie prognoz, tylko celu polityki pieniężnej i realizacja tego celu. Rząd liczy zatem, że bank centralny wesprze nasze działania antyinflacyjne i dostosuje politykę monetarną do realizacji tego celu. Rząd wręcz wzywa i prosi bank centralny, aby - przy swej niezależności - tak wykorzystał instrumenty, jakie ma do dyspozycji, żeby nie była zagrożona realizacja celu antyinflacyjnego. Jeśli natomiast stworzy to nam problemy z osiąganiem innych celów, dotyczących wzrostu produkcji, zatrudnienia czy eksportu, to rząd przyjmie to wyzwanie i dostosuje politykę budżetową, dochodową i strukturalną do twardych ograniczeń budżetowych, które powinien narzucić niezależny bank centralny. Rząd natomiast nie może zaakceptować biernej, pasywnej postawy banku centralnego wyrażającej się w głoszeniu prognoz, głoszenie bowiem prognoz pozostawiamy instytutom naukowym, niezależnym intelektualistom i politykom, którzy mają prawo krytykować politykę, którą prowadzi tak rząd, jak i bank centralny. (Oklaski) </text:span></text:p>
      <text:p text:style-name="P1"><text:span text:style-name="T1">    Jest to także, Wysoka Izbo, budżet stabilizacji ekonomicznej dlatego, że rok 1996 na swój sposób może być rokiem historycznym. Już w tym roku, w roku 1995 po raz pierwszy ocieramy się o limit 60%, jeśli chodzi o stosunek długu publicznego tak krajowego, jak i zagranicznego - oba bowiem spadają w wyniku skutecznej polityki prowadzonej przez rządy na przestrzeni ostatnich kilku lat - do produktu krajowego brutto. W państwach Unii Europejskiej, a tam jest nasze miejsce już za kilka lat, stosuje się tzw. kryterium z Maastricht, nakazujące państwom, które pragną wejść w skład unii monetarnej, osiągnięcie celu bardzo trudnego do realizacji dla państw tak ustabilizowanych i rozwiniętych jak kraje Unii Europejskiej, a cóż dopiero dla Polski przechodzącej trudny okres transformacji i stabilizacji. To kryterium mówi o tym, że relacja długu publicznego do produktu krajowego brutto nie powinna przekraczać 60%. W wielu państwach Unii Europejskiej przekracza, w niektórych bez mała dwukrotnie. A w państwie polskim w wyniku naszych wspólnych kilkuletnich wysiłków w roku przyszłym zakładamy zejście z tą relacją, wskutek spadku tak długu zagranicznego jak i krajowego publicznego, do 55,1%. W tym roku w zależności jeszcze od tego, jak ostatecznie ukształtują się kursy krzyżowe, które są bardzo zmienne, a które są wyłącznie funkcją działania globalnego rynku walutowego, być może zejdziemy już nieco poniżej 60%. Mówiąc o kursach krzyżowych, mam na myśli oczywiście kursy walut wymienialnych zagranicznych, zwłaszcza państw OECD, przy czym kluczowych z naszego punktu widzenia, takich jak marka zachodnioniemiecka, dolar amerykański, a także franki francuskie i szwajcarskie oraz funt brytyjski, które komponują polski koszyk walutowy według proporcji: dolar amerykański - 45%, marka niemiecka - 35%, funt brytyjski - 10% oraz frank francuski i szwajcarski - po 5%. Chcielibyśmy ten limit kontynuować i rok przyszły powinien być istotnym krokiem w kierunku spadku relacji długu publicznego do produktu krajowego brutto. Z tego też punktu widzenia zarządzanie długiem publicznym jest bardzo ważką sprawą zapisaną, jeśli chodzi i o instrumenty, i o proporcje, tak strumieni, jak i zasobów, na rok przyszły. Pod tym kątem wnosimy w przedłożeniu do Wysokiej Izby, aby umożliwić i dać delegację Radzie Ministrów do ewentualnego uplasowania w roku przyszłym na światowych rynkach kolejnej emisji polskich obligacji, bez przesądzania jeszcze - jest to bowiem funkcją decyzji polegającej na analizie rynku światowego - gdzie będziemy plasować te obligacje. </text:span></text:p>
      <text:p text:style-name="P1"><text:soft-page-break/><text:span text:style-name="T1">    Dużym sukcesem zakończyła się pierwsza emisja euroobligacji. Mieliśmy upoważnienie parlamentarne na emisję do 300 mln dolarów. Poprawiająca się zewnętrzna pozycja finansowa Polski skłoniła nas do tego, że emisję przeprowadzoną z sukcesem w lipcu zakończyliśmy na kwocie 250 mln dolarów. Ale jeśli prowadzimy taką politykę, to nie dlatego, żeby się zadłużać w kraju czy pożyczać za granicą. My po prostu zmniejszamy w ten sposób koszty obsługi długu publicznego. Jest coś takiego, jak zarządzanie długiem publicznym i jeśli w warunkach gry rynkowej będzie taniej dla nas za granicą pożyczyć na krótki okres po to, żeby finansować potrzeby państwa polskiego, to będziemy pożyczać za granicą, jeśli jednak w wyniku konkurencyjności, liberalizacji okaże się, że bardziej się opłaca pożyczyć w kraju w sektorze bankowym czy pozabankowym, to będziemy tam pożyczać, w Polsce bowiem nie ma czasu na zaściankowość i ksenofobię. My wchodzimy z tzw. stopniem inwestycyjnym na światowe rynki kapitałowe i wierzę, że rok 1996 będzie powodem dla agencji ratingowych, aby znowu one i rynek światowy ocenili dokonania polskiego społeczeństwa na drodze rynkowej transformacji i umożliwili nam równie korzystne uplasowanie euroobligacji bądź obligacji globalnych, bądź tzw. obligacji typu samuraj, dlatego że myślimy także o rynkach dalekowschodnich. Tutaj dywersyfikacja jest bardzo ważna nie tylko z punktu widzenia wykorzystywania konkurencyjnego rynku, ale właśnie także bezpieczeństwa finansowego państwa polskiego bez względu na to, kto jest obecnie u steru, jeśli chodzi o prowadzenie tejże polityki finansowej, gdyż tutaj także zapadają decyzje o charakterze historycznym. Minister finansów Rzeczypospolitej, proszę Wysokiej Izby, podejmuje decyzje, które dotyczą 2024 albo 2025 r. I właśnie one dotyczą obsługi długu publicznego i w takiej perspektywie - trzeba pamiętać o tym - my będziemy obsługiwać dług, dlatego że również w ciągu kilkunastu czy kilkudziesięciu lat on powstawał. Wszakże najważniejsze jest to, że w wyniku tego wysiłku stabilizacja ekonomiczna, relacja długu publicznego do produktu krajowego brutto ma się obniżyć w roku przyszłym już tylko do ok. 55%, przy także istotnej zmianie na korzyść proporcji pomiędzy długiem zagranicznym a długiem wewnętrznym.</text:span></text:p>
      <text:p text:style-name="P1"><text:span text:style-name="T1">    Jest to budżet reform rynkowych. Te osiągnięcia odnośnie do wzrostu w kwestii stabilizacji byłyby bowiem niemożliwe, gdyby nie było trudno osiągalnego, ale zauważalnego i z miesiąca na miesiąc, z roku na rok dającego coraz lepsze rezultaty wysiłku na rzecz rynkowych reform naszej gospodarki. </text:span></text:p>
      <text:p text:style-name="P1"><text:span text:style-name="T1">    W roku przyszłym w szczególności chcemy kontynuować szybki proces prywatyzacji. Mam zaszczyt przemawiać przed Wysoką Izbą w dniu bardzo ważkim z innego punktu widzenia. Otóż dzisiaj wreszcie, pomimo pewnych opóźnień, w wyniku wysiłków parlamentów dwóch kadencji, kilku rządów, wielu ludzi reformatorsko myślących, przystępujemy do programu powszechnego uwłaszczenia. Dzisiaj właśnie dystrybuowane są powszechne świadectwa udziałowe w programie NFI. Nie jest to program powszechnego uwłaszczenia w tym sensie, że powszechna czy masowa jest własność, która podlega denacjonalizacji, program ten bowiem obejmuje tylko (albo aż) ok. 10% wartości księgowej majątku, który pozostaje jeszcze do denacjonalizacji. Ale chcemy, i wiem, że jest to nasze wspólne pragnienie - tak przynajmniej chciałbym, żeby było, aby to był program masowy czy powszechny z punktu widzenia pospolitego ruszenia polskiego społeczeństwa na te papiery, które dzisiaj, za nominalną opłatą 20 zł, pokrywającą tylko koszty tej operacji, każdy dorosły obywatel polskiego społeczeństwa może nabyć.</text:span></text:p>
      <text:p text:style-name="P1"><text:span text:style-name="T1">    Procesy prywatyzacyjne, biegnące wieloma ścieżkami, będą realizowane także w roku przyszłym. Dbamy przy tym o to, aby dochody do budżetu państwa z tego tytułu </text:span><text:soft-page-break/><text:span text:style-name="T1">były na odpowiednio wysokim poziomie i proponujemy w tymże budżecie, aby część tych dochodów była wykorzystana na wydatki typu kapitałowego. Dlatego też budżet roku 1996 zakłada aktywne wsparcie instrumentami budżetowymi polityki służącej poprawie konkurencyjności polskich przedsiębiorstw, to bowiem sprzęga się z podtrzymywaniem tendencji do wzrostu produkcji poprzez ciągnienie go przez wzrost eksportu i kolejny przyrost miejsc pracy. Traktujemy zatem nakłady na restrukturyzację niektórych przemysłów czy branż nie jako obciążenie czy wydatek zbędny w budżecie państwa, tylko jako kolejną inwestycję w przyszłość. Z budżetu chcemy pomagać dobrym przedsiębiorstwom, a nie złym - na to zaproponowany jest cały zestaw instrumentów polityki budżetowej służącej restrukturyzacji finansowej przedsiębiorstw, poprawie ich konkurencyjności na rynkach zagranicznych.</text:span></text:p>
      <text:p text:style-name="P1"><text:span text:style-name="T1">    Ta polityka ulg podatkowych zorientowanych na inwestycje, na innowacje, na eksport, na postęp w zakresie ekologii, przynosi już skutki. Bez stosowania tych instrumentów nie byłoby możliwe, aby produkcja przemysłowa wzrosła w tym roku o ponad 10%, a w roku przyszłym - jak oczekujemy - o 8,5%. Produkcja ta rośnie przede wszystkim dlatego, że znajduje także korzystny i opłacalny dla pracowników naszych firm zbyt na rynkach zagranicznych. Warto tylko tu na marginesie przypomnieć, że w wyniku tego kursu rynkowych reform dzisiaj udział polskiego eksportu na rynkach OECD wynosi ok. 80%, a Unii Europejskiej ok. 2/3. Ten kurs na prywatyzację pod kontrolą parlamentarną i przy pomocy pań i panów posłów chcemy w roku przyszłym w rządzie pana premiera Oleksego kontynuować, traktując to przede wszystkim jako instrument poprawy efektywności mikroekonomicznej.</text:span></text:p>
      <text:p text:style-name="P1"><text:span text:style-name="T1">    Jest to także budżet reform rynkowych, dlatego że chcemy podjąć wreszcie wysiłkiem ogólnonarodowym olbrzymie dzieło reformy systemu ubezpieczeń społecznych. Jest to przedsięwzięcie na pokolenie - jest to wyzwanie dla pokoleń tak obecnej generacji emerytów i rencistów, jak i nas wszystkich. Wszyscy bowiem będziemy emerytami. Pytanie polega tylko na tym: Kiedy?</text:span></text:p>
      <text:p text:style-name="P1"><text:span text:style-name="T1">    Ażeby odpowiedzieć sobie na pytanie, jak będziemy finansowani, jeśli chodzi o emerytury i renty, wtedy, kiedy znajdziemy się w tej grupie - mówię o przyszłych pokoleniach - to już teraz trzeba chcieć, umieć i móc przeprowadzić kompleksową reformę systemu ubezpieczeń społecznych. Już wkrótce rząd premiera Oleksego przedstawi Wysokiej Izbie cały pakiet ustaw reformujących krok po kroku, rok po roku, system ubezpieczeń społecznych. Ale już w roku przyszłym w budżecie to, że przystępujemy do tych reform, dostrzec można. </text:span></text:p>
      <text:p text:style-name="P1"><text:span text:style-name="T1">    Reformujemy także system ubezpieczeń zdrowotnych, ściśle powiązany z finansami publicznymi, a także z wydatkami budżetu i dochodami. Wysoka Izba przyjęła - m.in. w kontekście innej, szerszej ustawy - określony system ulg z tytułu ponoszenia nakładów i wydatków na korzystanie z usług prywatnej służby zdrowia. Jest to też kroczek w kierunku czy w stronę reformowania systemu usług z zakresu zdrowia w powiązaniu z systemem finansów publicznych. </text:span></text:p>
      <text:p text:style-name="P1"><text:span text:style-name="T1">    Jest to także budżet reform z tego punktu widzenia, iż od nowego roku nasze dzieci - tak na wsi, jak i w miastach - chodzić będą do tych samych szkół. One nawet mogą o tym nie wiedzieć, choć wiedzą. W czasie spotkań środowiskowych nawet dzieci pytają, czy są zapewnione środki w związku z wielką reformą, jaką jest przekazanie naszych szkół publicznych samorządom, gminom. Środki takie, proszę Wysokiej Izby, są zapewnione w tym budżecie i bardzo wnikliwie monitorujemy proces przygotowania do przekazania szkół samorządom lokalnym wraz z zasilaniem finansowym w ramach systemu finansów publicznych. Chodzi bowiem o to, aby ta reforma służyła poprawie poziomu edukacji narodowej, przy równoczesnej trosce o </text:span><text:soft-page-break/><text:span text:style-name="T1">dysponowanie groszem publicznym, który z tegoż budżetu państwa na funkcjonowanie oświaty jest łożony. </text:span></text:p>
      <text:p text:style-name="P1"><text:span text:style-name="T1">    Jest to wreszcie, po czwarte, budżet priorytetów społecznych. Teraz dopiero bowiem - jeśli ma się budżet wzrostu gospodarczego, jeśli ma się budżet stabilizacji ekonomicznej, jeśli jest to budżet reform rynkowych - można nie tylko mówić o priorytetach społecznych, ale je zaakcentować wyraźnie i spróbować je zrealizować. </text:span></text:p>
      <text:p text:style-name="P1"><text:span text:style-name="T1">    To nie rząd ma priorytety, to nie parlament ma priorytety. Priorytety ma polskie społeczeństwo. Sprawą rządów i parlamentów jest wychwycić te priorytety, a sprawą ministra finansów i rządu jest w sposób właściwy zapisać je w budżecie i realizować politykę służącą ich urzeczywistnianiu.</text:span></text:p>
      <text:p text:style-name="P1"><text:span text:style-name="T1">    Rząd koalicji SLD-PSL proponuje Wysokiej Izbie, aby rozważyć, czy trafnie wychwyciliśmy priorytety społeczeństwa polskiego i czy trafnie w związku z tym proponujemy przyjąć określone proporcje po stronie przede wszystkim wydatków, a także ulg systemowych, służących realizacji tychże priorytetów w projekcie budżetu przedstawionego Wysokiej Izbie.</text:span></text:p>
      <text:p text:style-name="P1"><text:span text:style-name="T1">    Są to trzy priorytety. Pierwszy z nich - inwestowanie w kapitał ludzki, przede wszystkim nauka, szkolnictwo wyższe oraz reforma służby zdrowia. Drugi - bezpieczeństwo publiczne, ludzie bowiem mają prawo płacąc podatki żyć coraz bezpieczniej i wymaga to także nakładów kosztem podatnika; w budżecie są takie propozycje. I trzeci priorytet - rozwój obszarów wiejskich, tam bowiem żyje wciąż 37% polskiego narodu, tam bowiem pracuje 25% z nas, tam bowiem w dużym stopniu rozgrywa się w rzeczywistości batalia o kompatybilność i przystawalność Polski (za lat kilka) do struktur europejskich, konkretnie do Unii Europejskiej; dojście do Unii wymaga także łożenia środków publicznych na przemiany strukturalne w szeroko rozumianych obszarach wiejskich i naszym polskim rolnictwie i wsi.</text:span></text:p>
      <text:p text:style-name="P1"><text:span text:style-name="T1">    Jeśli chodzi o priorytet: inwestowanie w kapitał ludzki - a zwłaszcza naukę, szkolnictwo wyższe i reformę służby zdrowia - proponujemy, aby odczuwalnie wzrosły nakłady na szkolnictwo wyższe, bo w ujęciu realnym, po wyeliminowaniu skutków inflacji, aż o 13,6%. W szczególności proponujemy, aby w sposób zasadniczy poprawić sytuację dochodową, płacową najwartościowszego elementu tego kapitału ludzkiego, jaki mamy, to jest naszych uczonych, kadry akademickiej, nauczycieli akademickich, bowiem od poziomu badań i kształcenia naszych studentów zależy również poziom kwalifikowanych kadr służących ojczyźnie w dłuższym okresie. Podkreślam to właśnie w ten sposób, gdyż nie zależy nam w rządzie pana premiera Oleksego li tylko i wyłącznie na poprawie sytuacji materialnej tej czy innej grupy społecznej, zawodowej. Jest to naszą troską, ale skoro mówimy o poprawie tej sytuacji poprzez środki publiczne, to mówimy także o zasadzie coś za coś. Wobec tego, jeśli wolą parlamentu będziemy łożyć więcej na szkolnictwo wyższe, to oczekujemy również wszyscy jako obywatele, jako podatnicy, że szkolnictwo wyższe będzie lepiej służyło całemu polskiemu społeczeństwu, kształcąc na jeszcze lepszym, wyższym niż do tej pory poziomie i dając nam jeszcze lepsze wyniki badań naukowych, gdyż w dłuższej perspektywie opłaci się to nam wszystkim. Dlatego mówimy tutaj o inwestycjach, choć tradycyjnie rzecz biorąc, w ekonomii można było mówić o konsumpcji ze społecznych funduszy spożycia.</text:span></text:p>
      <text:p text:style-name="P1"><text:span text:style-name="T1">    Nakłady na naukę rosną realnie o 7,6%. I tutaj również chcemy nie tylko poprawić warunki funkcjonowania nauki, ale przede wszystkim zobaczyć, jeśli nie od razu w roku przyszłym, to za lat 2, 5, 7, że te nakłady dawać będą efekty. Przyjmuje się bowiem, że inwestycje w kapitał ludzki zwracają się społeczeństwom po 7-9 latach, jeśli chodzi o oświatę, a w przypadku nauki jest to okres krótszy. I na taką synergię, </text:span><text:soft-page-break/><text:span text:style-name="T1">na sprzężenie pomiędzy nakładami a efektami, także jeśli chodzi o zaadresowanie tego priorytetu do środowiska akademickiego i naukowego, pragnęlibyśmy liczyć.</text:span></text:p>
      <text:p text:style-name="P1"><text:span text:style-name="T1">    Rosną także, realnie aż o 5,6%, nakłady na naszą oświatę na poziomie średnim i podstawowym, ogólną i zawodową, na wsi i w mieście. Są to wskaźniki, które obejmują wszelkiego typu nakłady i płacowe, i inwestycyjne, i rzeczowe.</text:span></text:p>
      <text:p text:style-name="P1"><text:span text:style-name="T1">    Rosną nakłady na ochronę zdrowia przy preferencjach dla reform w tejże służbie zdrowia, gdyż musi się ona w inny sposób finansować i o tym przy innej okazji Wysoka Izba będzie debatowała, rozważając zasadność określonych rozwiązań systemowych, reformatorskich w zakresie finansowania ubezpieczeń zdrowotnych. W roku przyszłym chcielibyśmy realne nakłady na służbę zdrowia zwiększyć o 5,1%.</text:span></text:p>
      <text:p text:style-name="P1"><text:span text:style-name="T1">    Rosną także, realnie o 3,7%, nakłady z budżetu na kulturę i sztukę. Jeszcze szybciej, jeśli chodzi właśnie o kulturę, rosną nakłady spoza budżetu. Podobnie jest z nauką, a to także w wyniku rozwiązań, które wprowadziliśmy w ramach ˝Strategii dla Polski˝ do systemu finansowego, poszerzając przede wszystkim skalę odpisów od podstawy podatków od dochodów osobistych do 15%, wprowadzając ulgi indywidualne dla podatników podatków od dochodów osobistych z tytułu inwestowania w swój własny kapitał ludzki. Przejawia się to w wydatkach na kształcenie, dokształcanie, podnoszenie kwalifikacji, co jest wartością samą w sobie, ale jest także inwestycją dlatego, że to się po prostu będzie opłacało. Może jeszcze nie będziemy tego odczuwać we wskaźnikach wzrostu i naszego dobrobytu w roku 1996, ale z pewnością w latach następnych będzie przynosiło to efekty.</text:span></text:p>
      <text:p text:style-name="P1"><text:span text:style-name="T1">    Drugi priorytet, do którego tak wielką wagę przywiązuje osobiście pan premier Oleksy, to priorytet naszego wspólnego bezpieczeństwa. Bezpieczeństwa państwa polskiego, ale nade wszystko w krótszej perspektywie bezpieczeństwa obywateli, a także bezpieczeństwa obrotu gospodarczego. Jeśli chodzi o bezpieczeństwo obywateli, odzwierciedla się to w rosnących o 7,7% nakładach realnych na bezpieczeństwo publiczne. Kryją się za tymi wskaźnikami dodatkowe tysiące etatów dla policji, w tym policji sądowej. Kryją się za tym także dodatkowe nakłady na administracje celne i administracje skarbowe, jeśli chodzi o sam resort spraw wewnętrznych, czy dokładniej bezpieczeństwo publiczne. Trzeba bowiem myśleć problemowo, a nie resortowo. Chodzi również o zwiększenie nakładów inwestycyjnych, a zwłaszcza rzeczowych na służby, przede wszystkim na policję, żeby obywatele państwa polskiego w miastach, miasteczkach, wsiach i wielkich metropoliach czuli się po prostu bezpieczni. Oczekujemy tutaj znowu realizacji zasady coś za coś. Tu nie chodzi o poprawę sytuacji materialnej, dochodowej, płacowej policjantów, choć i to jest naszą troską, tu chodzi o to, żeby podatnik, który to finansuje, czuł się bezpieczniej, żeby firmy, które przeprowadzają transakcje finansowe, miały elementarną, a z czasem pełną gwarancję bezpieczeństwa obrotu gospodarczego, aby eliminować występujące niestety we wczesnej fazie tworzenia gospodarki rynkowej patologie w stosunkach gospodarczych, sytuacje kryminogenne. Dlatego, oprócz działań legislacyjnych, oprócz działań politycznych wspieramy także działania represyjne przeciwko tym, którzy prawo - kosztem społeczeństwa, gospodarki, naruszając społeczne interesy - łamią. </text:span></text:p>
      <text:p text:style-name="P1"><text:span text:style-name="T1">    W tym szerokim priorytecie są także uwzględnione potrzeby naszej obronności narodowej - nakłady realne zwiększają się tutaj o 4,3%. W dzisiejszej debacie będziemy również mówić o środkach na obronę narodową. Pan prezydent Wałęsa, przesyłając stosowny projekt ustawy do Sejmu, bardzo niezręcznie moim zdaniem nazwał go projektem ustawy o zagwarantowaniu środków finansowych na obronę narodową. Środki finansowe na obronę narodową, proszę Wysokiej Izby, są bowiem - i były - zagwarantowane. Można przyjmować argumenty czy zastrzeżenia, że są </text:span><text:soft-page-break/><text:span text:style-name="T1">one niedostateczne z punktu widzenia potrzeb restrukturyzacji naszej armii, ale, jak powiedziałem, zakładamy wzrost nakładów realnych w roku przyszłym o 4,3%. Jeśli przy tym mówimy, że wzrost nakładów na naukę wyniesie 7,6%, to dlatego, iż tak oceniamy preferencje społeczeństwa polskiego. Społeczeństwo polskie w obecnej sytuacji geopolitycznej i przy obecnych możliwościach i potrzebach bardziej preferuje oświatę, naukę, reformy służby zdrowia i finansowanie tych potrzeb - stąd na obronę narodową przeznaczamy o 4,3% więcej. Chcielibyśmy również ustabilizować oczekiwania i umożliwić rachunek długoterminowy co do finansowania obrony narodowej poprzez zagwarantowanie stałych przyrostów w latach następnych, o czym będziemy mówili w dalszej części debaty.</text:span></text:p>
      <text:p text:style-name="P1"><text:span text:style-name="T1">    Trzeci wreszcie priorytet społeczny, a także ekonomiczny, to rozwój obszarów wiejskich. Przede wszystkim dlatego, że - jak powiedziałem - żyje tam i pracuje co trzeci, co czwarty z Polaków, ale także dlatego, że bez rozwoju obszarów wiejskich w oparciu o model wielofunkcyjny, o przyrost alternatywnych miejsc pracy na wsi, wokół czy obok rolnictwa, w usługach, w małej i drobnej wytwórczości - zwłaszcza w sektorze prywatnym - w eko- i agroturystyce, o wejście i wyjście z agrobiznesu polska gospodarka jako całość, łącznie z miastem i przemysłem, nie dostosuje się w perspektywie roku 2000 do Unii Europejskiej. Dojście do Unii Europejskiej wymaga bowiem nie deklaracji i haseł, nie będzie także funkcją decyzji politycznych Brukseli i stolic 15 państw Unii Europejskiej, tylko trudnego procesu dostosowań strukturalnych także w obszarach wiejskich. Ten trudny proces wymaga wsparcia finansowego z budżetu państwa. (Inną sprawą jest optymalizacja wykorzystania tych środków, co jest dokonywane z inspiracji rządu przy aktywnym zaangażowaniu wielu środowisk, ale pod kontrolą parlamentarną.) Dlatego też, po wyłączeniu - dla czystości porównawczej - nakładów tegorocznych na jednorazowe kredyty suszowe, nakłady realne na rozwój obszarów wiejskich i rolnictwo w przyszłorocznym budżecie zwiększają się o 12,2%. Pójdą one na ściśle określone cele: postęp agrotechniczny, szkolnictwo na wsi, poprawę infrastruktury drogowej - w szczególności chodzi także o polepszenie stanu dróg wiejskich w roku przyszłym; priorytet odnosi się do wschodnich obszarów Polski. Takim celem jest także dokapitalizowanie i wspomożenie działalności interwencyjnej Agencji Rynku Rolnego, co się sprzęga z jednej strony z utrzymywaniem opłacalności w wypadku producentów rolnych, a z drugiej z antyinflacyjnymi wysiłkami stabilizacyjnymi - chodzi o to, żeby powstrzymywać drożyznę żywności, która przy ciągle dużej niestety, choć obniżającej się dynamice inflacji ma jeszcze miejsce. Dodatkowa grupa środków jest także przeznaczana na Agencję Restrukturyzacji i Modernizacji Rolnictwa, która wspiera przekształcenia w samym rolnictwie oraz w jego otoczeniu, zwłaszcza w segmencie przemysłu rolno-spożywczego, przemysłu przetwórczego. Jesteśmy przekonani, że środki te, tak istotnie rosnące, ułatwią trudne procesy restrukturyzacji i rozwoju obszarów wiejskich, tworząc nie tylko lepsze warunki dla samej produkcji rolniczej, poprawiając jej konkurencyjność, ale także przyczyniając się do coraz większego postępu strukturalnego całej gospodarki i tworzenia alternatywnych miejsc pracy na polskiej wsi.</text:span></text:p>
      <text:p text:style-name="P1"><text:span text:style-name="T1">    Jest to także budżet - przynajmniej chcielibyśmy, by tak było, jeśli taka będzie wola parlamentu - przełomu finansowego. Skąd słowo ˝przełom˝, czy zaiste jest to przełom? Otóż tak, proszę pań i panów posłów, tak będzie - jeśli budżet w tych proporcjach zostanie przyjęty i zrealizowany. Rok 1996 bowiem byłby pierwszym rokiem, kiedy rozpocznie się proces - mówiąc obrazowo - topnienia dwu kul śnieżnych albo - mówiąc dokładnie - spadku realnych wydatków z budżetu państwa na dwa największe cele czy największe grupy wydatków, jakie w tym budżecie </text:span><text:soft-page-break/><text:span text:style-name="T1">mamy. Klienci polskiego budżetu nr 1 i 2 to system ubezpieczeń społecznych oraz dług publiczny. Rok 1996 jest pierwszym rokiem, kiedy naszym wspólnym wysiłkiem może nam się to udać. To jest możliwe - to nie jest pewne. To jest potrzebne, to jest konieczne - ale to jest trudne. </text:span></text:p>
      <text:p text:style-name="P1"><text:span text:style-name="T1">    Nakłady, tak na jeden cel, jak i na drugi, spadną realnie o 1,9%. Oznacza to, że mniej pieniędzy podatnika poprzez budżet państwa polskiego przeznaczy się na dotacje do systemu ubezpieczeń społecznych. System ten bowiem wchodzi w fazę trudnych reform. Z drugiej strony, w wyniku spadku inflacji i wymuszania w ślad za tym obniżania stóp procentowych, inżynierii finansowej i zarządzania długiem publicznym - tak krajowym, jak i zagranicznym - które prowadzimy, a także pewnych obiektywnych, niezależnych od nas procesów związanych z kształtowaniem się stóp procentowych na rynkach światowych czy kursów krzyżowych, koszty obsługi długu publicznego w roku przyszłym byłyby mniejsze. Obniżą się one o frakcje procenta, czyli z ok. 16,4 do 16,07. Ale jest to odwrócenie tendencji, jest to zapoczątkowanie topnienia kuli śnieżnej, która narastała przez ostatnie 5-6 lat, wysysając z budżetu coraz więcej pieniędzy i uniemożliwiając praktycznie - oprócz głoszenia - realizację jakichś wyraźniejszych priorytetów. </text:span></text:p>
      <text:p text:style-name="P1"><text:span text:style-name="T1">    Dzisiaj możliwe są przyrosty o kilka do kilkunastu procent, realnie uwzględniające preferencje społeczne, o których mówiłem przed chwilą, dlatego że spadek nawet tylko o 2% dotacji do ubezpieczeń społecznych czy kosztów obsługi długu publicznego w całym budżecie daje efekty wielobilionowe. Wielobilionowe dlatego, że - przykładowo - jeśli mówimy o proporcjach, to powiedzmy sobie, że dotacje do systemu ubezpieczeń społecznych wynoszą około 185 bln zł, a te rosnące o 7,6% nakłady na naukę doprowadzają ich poziom tylko do około 18,5 bln zł. A więc jest to relacja jak 10:1. Każdy promil oszczędności na tych dwóch wielkich grupach wydatków służy lub umożliwia pewien oddech i w rzeczywistości formułowanie jakichś preferencji.</text:span></text:p>
      <text:p text:style-name="P1"><text:span text:style-name="T1">    Pragniemy zatem, aby Wysoka Izba poparła ten kierunek, który spowoduje, że budżet państwa polskiego 1996 r. będzie budżetem przełomu finansowego i rozpocznie się proces spadku realnych wydatków na koszty obsługi długu publicznego - z jednej strony i ubezpieczeń społecznych - z drugiej. </text:span></text:p>
      <text:p text:style-name="P1"><text:span text:style-name="T1">    Ale same decyzje co do tego budżetu i zatwierdzenie jego proporcji nie wystarczą. Z tego wywodu, którym chciałbym się z państwem podzielić i poddać krytycznej ocenie, wynika jednoznacznie, że realizacja tych celów w dłuższej perspektywie wymaga przeprowadzenia trudnej reformy systemu ubezpieczeń społecznych i dobrej korelacji polityki monetarnej niezależnego banku centralnego z polityką budżetową państwa. Na takie wsparcie i na takie poparcie ze strony banku centralnego również liczymy, gdyż to stopy procentowe decydują o tym, jakie są koszty tego długu publicznego. Staramy się prowadzić politykę w taki sposób prowadzącą do tego przełomu, aby te specjalne czynniki proinflacyjne, które pojawiły się niedawno w polskiej gospodarce, nie tyle rozmontować - to bowiem jest poza zasięgiem naszych możliwości - ale osłabiać. </text:span></text:p>
      <text:p text:style-name="P1"><text:span text:style-name="T1">    Wychodząc naprzeciw słusznym postulatom banku centralnego, rząd premiera Oleksego trzymał bardzo mocną ręką dyscyplinę finansową, nie tylko wyrażającą się w makroproporcjach budżetu - o czym już mówiłem - ale także jeśli chodzi o dyscyplinę płacową. </text:span></text:p>
      <text:p text:style-name="P1"><text:span text:style-name="T1">    Proszę Wysokiej Izby, proszę pamiętać o tym, że w wyniku realizacji polityki SLD-PSL w ˝Strategii dla Polski˝ rok 1995 jest pierwszym rokiem bez antyefektywnościowego popiwku i pomimo to - a może właśnie dzięki temu - na ścieżce wzrostu gospodarczego, szanując partnera społecznego i realizując ustawy, </text:span><text:soft-page-break/><text:span text:style-name="T1">które Wysoka Izba wdrożyła, kształtujące negocjacyjne mechanizmy kształtowania płac - tak wobec pracowników sektora przedsiębiorstw, jak i sektora usług społecznych, czyli sfery budżetowej - dynamika płac w zasadzie jest utrzymywana pod kontrolą z punktu widzenia gwarantowania odpowiednich procesów osłabiających inflację. Prowadzimy także politykę strukturalną popierającą dobre przedsiębiorstwa, które mają dobre programy restrukturyzacji mikro, aby nie było to powodem obciążeń bilansu płatniczego i budżetu państwa.</text:span></text:p>
      <text:p text:style-name="P1"><text:span text:style-name="T1">    Obniżyliśmy podatek importowy - Wysoka Izba obniżyła - na ten rok do 5%, w roku przyszłym ma on spaść do 3% po to, aby zagospodarowywać - jak to się mówi popularnie, jak to się określa - nadmierne rezerwy. Nie poziom rezerw w Polsce jest nadmierny, nadmierne jest tempo ich wzrostu z punktu widzenia innych relacji i kształtowania określonej korelacji pomiędzy polityką kursową a polityką stóp procentowych. Poziom rezerw bowiem, jeśli jest duży, jest także przejawem dobrobytu i wysokiego poziomu rozwoju pod warunkiem, że cała polityka na tym poziomie potrafi budować, a nie służy to czy przyczynia się do zbyt wysokiego poziomu inflacji. Ale pod tym kątem także zmniejszamy obłożenie cłami, mając kolejny dylemat w polityce gospodarczej produkcji importowej. Zagospodarowanie bowiem rezerw ma tylko jedno rozwiązanie - rosnąć musi import, a import będzie rósł wtedy, kiedy to się będzie bardziej opłacało, a bardziej to się będzie opłacało, kiedy on będzie konkurencyjny. A bardziej konkurencyjny on jest dlatego, że prowadzimy trudną, ale skuteczną i konsekwentną politykę zmniejszania obciążeń celnych, mniejsze one będą bowiem w roku przyszłym, i zmniejszania obciążenia podatkiem importowym, co oczywiście w dłuższym okresie będzie wzmacniało konkurencyjność polskiej gospodarki, choć w krótkim okresie, w niektórych sektorach, w niektórych przedsiębiorstwach, które nie potrafią tej konkurencyjności sprostać, może spowodować pewne - wierzę, chciałbym, żeby tak było - przejściowe problemy, a jak się ktoś nie będzie mógł dostosować, to po prostu nie będzie mógł funkcjonować. Takie są racje gospodarki rynkowej, która w Polsce się rozwija.</text:span></text:p>
      <text:p text:style-name="P1"><text:span text:style-name="T1">    Te proporcje przełomu finansowego po raz pierwszy w ostatnich trzech latach dostrzec można także jeśli chodzi o skalę redystrybucji przez budżet. Wysoka Izba to oceni - są bowiem co najmniej dwa punkty widzenia. Spotykam się z krytyką, że zbyt mała część dochodu narodowego jest redystrybuowana przez budżet, bo wydatki mają rosnąć co najmniej tak samo szybko, a może i szybciej, niż cały dochód narodowy. Ale jest i drugi punkt widzenia, że wraz z rozwojem gospodarki i ze znajdywaniem finansowania, również dla tradycyjnych klientów budżetu, takich jak kultura czy nauka, a po części już widać to także w ochronie zdrowia, choć tutaj dopiero cała historia przed nami, udział budżetu w dochodzie narodowym powinien spaść. I udaje się tak zapisać te proporcje w świetle wszystkiego, co do tej pory powiedziałem, że w roku 1996 udział dochodów budżetu państwa obniży się w produkcie krajowym brutto o 0,6 punktu procentowego, a dokładnie z 30,2 do 29,6. Natomiast po stronie wydatków chcielibyśmy, żeby ten udział obniżył się jeszcze więcej, a mianowicie o 0,8 punkta procentowego, a to z 33,2% do 32,4% w stosunku do produktu krajowego brutto rosnącego w roku przyszłym, jak powiedziałem, o 6,5%.</text:span></text:p>
      <text:p text:style-name="P1"><text:span text:style-name="T1">    Na tym tle chcemy finansować bezinflacyjnie deficyt, utrzymywać wzrost gospodarczy, dzielić owoce tego wzrostu, pamiętając o przyszłości w sposób taki, że będą preferencje, a preferencje są wyrazem tego, że jeśli ktoś ma więcej albo większy przyrost, to ktoś musi mieć mniejszy. To wymaga porozumienia, to wymaga consensusu.</text:span></text:p>
      <text:p text:style-name="P1"><text:soft-page-break/><text:span text:style-name="T1">    Pragniemy wobec tego, żeby ten budżet miał, proszę Wysokiej Izby, także i cechę szóstą, żeby to był budżet kompromisu politycznego. Taki kompromis, a nie jest on łatwy, osiągnął rząd premiera Oleksego, osiągnęła już koalicja SLD-PSL, PSL-SLD. Jest to kompromis nie pomiędzy ministrami a politykami, jak niekiedy to się w debatach publicznych przedstawia. Jest to trudny kompromis pomiędzy sprzecznymi, w krótkim okresie, a już na pewno w roku budżetowym, cenami gospodarczymi i społecznymi. Jest bowiem sprzeczność interesów producentów energii i odbiorców. Energetycy woleliby, żeby ceny energii szły w większym stopniu w górę, a odbiorcy i konsumenci, w przemysłach, w miastach, na wsiach, w gospodarstwach domowych chcą, żeby energia drożała wolniej. Jest to jakiś kompromis pomiędzy sprzecznymi interesami producentów żywności, którzy na krótką metę są zainteresowani tym, żeby to co produkują szybciej drożało, ale i konsumentów żywności, którzy zdecydowanie są zainteresowani tym, żeby to nie drożało, a jak już musi, póki co, żeby przez jakiś czas drożało wolniej. Taką politykę prowadzimy, ale pamiętając o interesach i potrzebach polskiej energetyki i producentów żywności. Takich sprzeczności jest całe mnóstwo, choćby łącznie z tą, jak operować kursem walutowym i stopami procentowymi, żeby walcząc z inflacją skuteczniej niż do tej pory udaje się to bankowi centralnemu, jednakże utrzymać odpowiednio wysoką dynamikę polskiego eksportu.</text:span></text:p>
      <text:p text:style-name="P1"><text:span text:style-name="T1">    Budżet jest także dokumentem politycznym - dla niektórych jest przede wszystkim dokumentem politycznym. Z pewnością nie są to słupki, choć i słupki muszą się zgadzać. Dlatego wszyscy z Ministerstwa Finansów jesteśmy do dyspozycji Wysokiej Izby, jeśli chodzi o wyjaśnienie magii tych słupków. Muszą one być zrobione zgodnie z Prawem budżetowym, które parlament uchwalił, zgodnie z zasadami finansów publicznych, zgodnie z przepisami, które w tej sprawie obowiązują. </text:span></text:p>
      <text:p text:style-name="P1"><text:span text:style-name="T1">    Ale budżet to nie słupki, budżet to ludzie i gospodarka, to potrzeby społeczeństwa i dbałość o utrzymanie rozwoju, to także propozycja kompromisu politycznego pomiędzy sprzecznymi interesami ekonomicznymi, w jakie w tej fazie transformacji polskiej gospodarki i społeczeństwa jesteśmy wszyscy uwikłani. Dlatego też oddając budżet państwa polskiego w imieniu rządu pana premiera Oleksego w ręce pań i panów posłów, liczę na to, że po debacie parlamentarnej kompromis ten - do którego doszliśmy w gronie koalicji - będzie kompromisem szerszego porozumienia i dobrze będzie służył wszystkim Polakom na wsi, w mieście, polskiej gospodarce. I za rok, jeśli tu będzie przedstawiony następny budżet, choć dylematów nie będzie brakowało, będziemy mogli powiedzieć, że w rzeczy samej te sześć cech to były nie tylko zamiary naszego rządu, ale to było wspólne osiągnięcie polskiego parlamentu i całego naszego narodu. (Oklask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4:49:00</meta:creation-date>
    <dc:date>2013-01-09T14:50:00</dc:date>
    <meta:editing-duration>PT1S</meta:editing-duration>
    <meta:generator>LibreOffice/3.6$Windows_x86 LibreOffice_project/2ef5aff-a6fb0ff-166bdff-cf087ad-0f1389</meta:generator>
    <meta:document-statistic meta:table-count="0" meta:image-count="0" meta:object-count="0" meta:page-count="14" meta:paragraph-count="65" meta:word-count="7399" meta:character-count="52151" meta:non-whitespace-character-count="4454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